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234" officeooo:paragraph-rsid="000a2234"/>
    </style:style>
    <style:style style:name="P2" style:family="paragraph" style:parent-style-name="Standard">
      <style:text-properties officeooo:rsid="000b4c14" officeooo:paragraph-rsid="000b4c14"/>
    </style:style>
    <style:style style:name="P3" style:family="paragraph" style:parent-style-name="Standard">
      <style:text-properties officeooo:rsid="000a2234" officeooo:paragraph-rsid="000a2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ici toutes les vidéos denoised avec notre modèle : </text:p>
      <text:p text:style-name="P2">https://drive.google.com/drive/folders/1REI-dnhp160A9FZ63XYOZ-sjbi972Yx5?usp=shar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20:21:11.093000000</meta:creation-date>
    <dc:date>2024-12-04T10:43:21.064000000</dc:date>
    <meta:editing-duration>PT35M3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2" meta:word-count="10" meta:character-count="137" meta:non-whitespace-character-count="128"/>
  </office:meta>
</office:document-meta>
</file>